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a2e90" officeooo:paragraph-rsid="001a2e90"/>
    </style:style>
    <style:style style:name="P4" style:family="paragraph" style:parent-style-name="Text_20_body">
      <style:text-properties officeooo:rsid="0022a4e4" officeooo:paragraph-rsid="0022a4e4"/>
    </style:style>
    <style:style style:name="P5" style:family="paragraph" style:parent-style-name="Text_20_body">
      <style:text-properties officeooo:rsid="003d0e73" officeooo:paragraph-rsid="003d0e73"/>
    </style:style>
    <style:style style:name="P6" style:family="paragraph" style:parent-style-name="Text_20_body">
      <style:text-properties officeooo:rsid="003dac62" officeooo:paragraph-rsid="003dac62"/>
    </style:style>
    <style:style style:name="P7" style:family="paragraph" style:parent-style-name="Title">
      <style:text-properties officeooo:rsid="0017e5c1" officeooo:paragraph-rsid="0017e5c1"/>
    </style:style>
    <style:style style:name="P8" style:family="paragraph" style:parent-style-name="Subtitle">
      <style:text-properties officeooo:rsid="001f39cf" officeooo:paragraph-rsid="001f39cf"/>
    </style:style>
    <style:style style:name="P9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10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3939b1" officeooo:paragraph-rsid="003939b1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939b1" officeooo:paragraph-rsid="0039ff4b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b479e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c194f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25" style:family="paragraph" style:parent-style-name="Code">
      <style:text-properties officeooo:rsid="003dac62" officeooo:paragraph-rsid="003dac62"/>
    </style:style>
    <style:style style:name="P26" style:family="paragraph" style:parent-style-name="Text_20_body" style:list-style-name="L26">
      <style:text-properties officeooo:rsid="003d0e73" officeooo:paragraph-rsid="003d0e73"/>
    </style:style>
    <style:style style:name="P27" style:family="paragraph" style:parent-style-name="Text_20_body" style:list-style-name="">
      <style:text-properties officeooo:rsid="0036bf23" officeooo:paragraph-rsid="0036bf23"/>
    </style:style>
    <style:style style:name="P28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29" style:family="paragraph" style:parent-style-name="Text_20_body">
      <style:text-properties officeooo:rsid="003f905e" officeooo:paragraph-rsid="003f905e"/>
    </style:style>
    <style:style style:name="P30" style:family="paragraph" style:parent-style-name="Heading_20_1">
      <style:text-properties officeooo:rsid="0018866e" officeooo:paragraph-rsid="0018866e"/>
    </style:style>
    <style:style style:name="P31" style:family="paragraph" style:parent-style-name="Heading_20_1" style:master-page-name="">
      <style:paragraph-properties style:page-number="auto" fo:break-before="page"/>
      <style:text-properties officeooo:rsid="003d0e73" officeooo:paragraph-rsid="003d0e73"/>
    </style:style>
    <style:style style:name="P32" style:family="paragraph" style:parent-style-name="Heading_20_1">
      <style:paragraph-properties fo:break-before="page"/>
      <style:text-properties officeooo:rsid="0036bf23"/>
    </style:style>
    <style:style style:name="P33" style:family="paragraph" style:parent-style-name="Code">
      <style:text-properties officeooo:rsid="003dac62" officeooo:paragraph-rsid="003f905e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378f89"/>
    </style:style>
    <style:style style:name="T5" style:family="text">
      <style:text-properties officeooo:rsid="0039ff4b"/>
    </style:style>
    <style:style style:name="T6" style:family="text">
      <style:text-properties officeooo:rsid="003c194f"/>
    </style:style>
    <style:style style:name="T7" style:family="text">
      <style:text-properties officeooo:rsid="003d8f11"/>
    </style:style>
    <style:style style:name="T8" style:family="text">
      <style:text-properties officeooo:rsid="003f905e"/>
    </style:style>
    <style:style style:name="T9" style:family="text">
      <style:text-properties fo:language="en" fo:country="GB" style:language-asian="zxx" style:country-asian="none" style:language-complex="zxx" style:country-complex="none"/>
    </style:style>
    <style:style style:name="T10" style:family="text">
      <style:text-properties fo:language="en" fo:country="GB" officeooo:rsid="003f905e" style:language-asian="zxx" style:country-asian="none" style:language-complex="zxx" style:country-complex="none"/>
    </style:style>
    <style:style style:name="T11" style:family="text">
      <style:text-properties fo:language="en" fo:country="GB" fo:font-style="italic" officeooo:rsid="003f905e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75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Broker <text:span text:style-name="T4">Developer </text:span>Manual</text:p>
      <text:p text:style-name="P8">Notes</text:p>
      <text:h text:style-name="P30" text:outline-level="1">Modules</text:h>
      <text:p text:style-name="P3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9">Subsystem</text:p>
          </table:table-cell>
          <table:table-cell table:style-name="DataBrokerModules.A1" office:value-type="string">
            <text:p text:style-name="P9">Name</text:p>
          </table:table-cell>
          <table:table-cell table:style-name="DataBrokerModules.C1" office:value-type="string">
            <text:p text:style-name="P10">Description</text:p>
          </table:table-cell>
        </table:table-row>
        <table:table-row>
          <table:table-cell table:style-name="DataBrokerModules.A14" office:value-type="string">
            <text:p text:style-name="P17">Data</text:p>
          </table:table-cell>
          <table:table-cell table:style-name="DataBrokerModules.B14" office:value-type="string">
            <text:p text:style-name="P16">data-common</text:p>
          </table:table-cell>
          <table:table-cell table:style-name="DataBrokerModules.C14" office:value-type="string">
            <text:p text:style-name="P18">APIs for data flow nodes, factories and inventories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9">data-common-jee</text:p>
          </table:table-cell>
          <table:table-cell table:style-name="DataBrokerModules.C14" office:value-type="string">
            <text:p text:style-name="P20">APIs for <text:span text:style-name="T5">JEE support, lifecycle annotations and field injection annotations</text:span>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9">data-core</text:p>
          </table:table-cell>
          <table:table-cell table:style-name="DataBrokerModules.C14" office:value-type="string">
            <text:p text:style-name="P21">Platform independent data <text:span text:style-name="T6">flow </text:span>upport implementations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9">data-core-jee</text:p>
          </table:table-cell>
          <table:table-cell table:style-name="DataBrokerModules.C14" office:value-type="string">
            <text:p text:style-name="P22"><text:span text:style-name="T6">JEE p</text:span>latform data <text:span text:style-name="T6">flow </text:span>support implementations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9">data-core-jee-store</text:p>
          </table:table-cell>
          <table:table-cell table:style-name="DataBrokerModules.C14" office:value-type="string">
            <text:p text:style-name="P22"><text:span text:style-name="T6">JEE p</text:span>latform data <text:span text:style-name="T6">flow storage </text:span>support implementations</text:p>
          </table:table-cell>
        </table:table-row>
        <table:table-row>
          <table:table-cell table:style-name="DataBrokerModules.A14" office:value-type="string">
            <text:p text:style-name="P16">Metadata</text:p>
          </table:table-cell>
          <table:table-cell table:style-name="DataBrokerModules.B14" office:value-type="string">
            <text:p text:style-name="P16">metadata-common</text:p>
          </table:table-cell>
          <table:table-cell table:style-name="DataBrokerModules.C14" office:value-type="string">
            <text:p text:style-name="P18">Generic APIs to allow storage and querying of metadata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6">metadata-rdf</text:p>
          </table:table-cell>
          <table:table-cell table:style-name="DataBrokerModules.C14" office:value-type="string">
            <text:p text:style-name="P18">API support for metadata formatted in RDF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6">metadata-store</text:p>
          </table:table-cell>
          <table:table-cell table:style-name="DataBrokerModules.C14" office:value-type="string">
            <text:p text:style-name="P18">Metadata storage implementation based on SQL databases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6">metadata-ws</text:p>
          </table:table-cell>
          <table:table-cell table:style-name="DataBrokerModules.C14" office:value-type="string">
            <text:p text:style-name="P14">Supports transfer of metadata between DataBrokers</text:p>
          </table:table-cell>
        </table:table-row>
        <table:table-row>
          <table:table-cell table:style-name="DataBrokerModules.A14" office:value-type="string">
            <text:p text:style-name="P24">Control</text:p>
          </table:table-cell>
          <table:table-cell table:style-name="DataBrokerModules.B14" office:value-type="string">
            <text:p text:style-name="P16">control-common</text:p>
          </table:table-cell>
          <table:table-cell table:style-name="DataBrokerModules.C14" office:value-type="string">
            <text:p text:style-name="P14">Common classes used within control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6">control-core</text:p>
          </table:table-cell>
          <table:table-cell table:style-name="DataBrokerModules.C14" office:value-type="string">
            <text:p text:style-name="P14">Classes used for control DataBroker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6">control-ws</text:p>
          </table:table-cell>
          <table:table-cell table:style-name="DataBrokerModules.C14" office:value-type="string">
            <text:p text:style-name="P14">Support for remote access from WebPortal</text:p>
          </table:table-cell>
        </table:table-row>
        <table:table-row>
          <table:table-cell table:style-name="DataBrokerModules.A14" office:value-type="string">
            <text:p text:style-name="P23"/>
          </table:table-cell>
          <table:table-cell table:style-name="DataBrokerModules.B14" office:value-type="string">
            <text:p text:style-name="P16">control-xmlconfig</text:p>
          </table:table-cell>
          <table:table-cell table:style-name="DataBrokerModules.C14" office:value-type="string">
            <text:p text:style-name="P14">Support of creating DataFlow based on XML documents</text:p>
          </table:table-cell>
        </table:table-row>
        <table:table-row>
          <table:table-cell table:style-name="DataBrokerModules.A15" office:value-type="string">
            <text:p text:style-name="P16">Package</text:p>
          </table:table-cell>
          <table:table-cell table:style-name="DataBrokerModules.B15" office:value-type="string">
            <text:p text:style-name="P16">server-ear</text:p>
          </table:table-cell>
          <table:table-cell table:style-name="DataBrokerModules.C15" office:value-type="string">
            <text:p text:style-name="P15">Packaging of DataBroker for JEE environment</text:p>
          </table:table-cell>
        </table:table-row>
      </table:table>
      <text:p text:style-name="P4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Subsystem</text:p>
          </table:table-cell>
          <table:table-cell table:style-name="Table1.A1" office:value-type="string">
            <text:p text:style-name="P9">Name</text:p>
          </table:table-cell>
          <table:table-cell table:style-name="Table1.C1" office:value-type="string">
            <text:p text:style-name="P10">Description</text:p>
          </table:table-cell>
        </table:table-row>
        <table:table-row table:style-name="Table1.1">
          <table:table-cell table:style-name="Table1.A2" office:value-type="string">
            <text:p text:style-name="P11">Web</text:p>
          </table:table-cell>
          <table:table-cell table:style-name="Table1.A2" office:value-type="string">
            <text:p text:style-name="P11">webportal-root</text:p>
          </table:table-cell>
          <table:table-cell table:style-name="Table1.C2" office:value-type="string">
            <text:p text:style-name="P11">Web pages and managed beans</text:p>
          </table:table-cell>
        </table:table-row>
        <table:table-row table:style-name="Table1.1">
          <table:table-cell table:style-name="Table1.A2" office:value-type="string">
            <text:p text:style-name="P12">Comms</text:p>
          </table:table-cell>
          <table:table-cell table:style-name="Table1.A2" office:value-type="string">
            <text:p text:style-name="P11">webportal-comms</text:p>
          </table:table-cell>
          <table:table-cell table:style-name="Table1.C2" office:value-type="string">
            <text:p text:style-name="P11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13">Storage</text:p>
          </table:table-cell>
          <table:table-cell table:style-name="Table1.A2" office:value-type="string">
            <text:p text:style-name="P13">webportal-store</text:p>
          </table:table-cell>
          <table:table-cell table:style-name="Table1.C2" office:value-type="string">
            <text:p text:style-name="P13">Support for storage of WebPortal config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Package</text:p>
          </table:table-cell>
          <table:table-cell table:style-name="Table1.A2" office:value-type="string">
            <text:p text:style-name="P13">webportal-ear</text:p>
          </table:table-cell>
          <table:table-cell table:style-name="Table1.C2" office:value-type="string">
            <text:p text:style-name="P13">Packaging of WebPortal for JEE environment</text:p>
          </table:table-cell>
        </table:table-row>
      </table:table>
      <text:p text:style-name="Text_20_body"/>
      <text:h text:style-name="P31" text:outline-level="1">Build Instructions</text:h>
      <text:p text:style-name="P5">Requirements:</text:p>
      <text:list xml:id="list4541142062513830242" text:style-name="L26">
        <text:list-item>
          <text:p text:style-name="P26">JDK 1.7.0 or JDK 1.8.0</text:p>
        </text:list-item>
        <text:list-item>
          <text:p text:style-name="P26">Maven 3.2.2</text:p>
        </text:list-item>
      </text:list>
      <text:h text:style-name="Heading_20_2" text:outline-level="2">Build</text:h>
      <text:p text:style-name="Text_20_body"><text:span text:style-name="T7">The command </text:span>required<text:span text:style-name="T7"> to build the DataBroker and WebPortal is:</text:span></text:p>
      <text:p text:style-name="Code">mvn clean install</text:p>
      <text:p text:style-name="P6">and if without running the unit tests:</text:p>
      <text:p text:style-name="P25">mvn -Dmaven.test.skip=true clean install</text:p>
      <text:p text:style-name="P29">for remote deployment on WildFly use:</text:p>
      <text:p text:style-name="P33">mvn -<text:span text:style-name="T8">P wildfly </text:span>clean install</text:p>
      <text:p text:style-name="P29">the deployment parameterized by <text:span text:style-name="T9">changing the pom.xml file, or on the command line by specifing on of the:</text:span></text:p>
      <text:p text:style-name="Code"><text:span text:style-name="T9">-Dwildfly.username</text:span><text:span text:style-name="T10">=</text:span><text:span text:style-name="T11">username</text:span></text:p>
      <text:p text:style-name="Code"><text:span text:style-name="T9">-Dwildfly.password</text:span><text:span text:style-name="T10">=</text:span><text:span text:style-name="T11">password</text:span></text:p>
      <text:p text:style-name="Code"><text:span text:style-name="T9">-Dwildfly.hostname</text:span><text:span text:style-name="T10">=</text:span><text:span text:style-name="T11">hostname</text:span></text:p>
      <text:h text:style-name="P32" text:outline-level="1">Metadata Object Model</text:h>
      <text:h text:style-name="P27" text:outline-level="1">MetadataInventory (also MutableMetadataInventory):</text:h>
      <text:h text:style-name="P27" text:outline-level="1">- Contains all the metadata object within a particular “domain”, not just the roots.</text:h>
      <text:h text:style-name="P27" text:outline-level="1">Metadata (also MutableMetadata):</text:h>
      <text:h text:style-name="P27" text:outline-level="1">- A container (text blob) from which metadata contents can be accessed.</text:h>
      <text:h text:style-name="P27" text:outline-level="1">MetadataContent (also MutableMetadataContent):</text:h>
      <text:h text:style-name="P27" text:outline-level="1">- A container from which metadata statements can be accessed.</text:h>
      <text:h text:style-name="P27" text:outline-level="1">MetadataStatement (also MutableStatementMetadata):</text:h>
      <text:h text:style-name="P27" text:outline-level="1">- A container from which name, type and value can be obtained.</text:h>
      <text:h text:style-name="P28" text:outline-level="1"><text:soft-page-break/><draw:g text:anchor-type="as-char" draw:z-index="0" draw:style-name="gr1"><draw:custom-shape draw:style-name="gr2" draw:text-style-name="P35" xml:id="id2" draw:id="id2" svg:width="5.501cm" svg:height="3.001cm" svg:x="1.7cm" svg:y="5.5cm"><text:p text:style-name="P34"><text:span text:style-name="T12">Metadata</text:span></text:p><draw:enhanced-geometry svg:viewBox="0 0 21600 21600" draw:type="rectangle" draw:enhanced-path="M 0 0 L 21600 0 21600 21600 0 21600 0 0 Z N"/></draw:custom-shape><draw:custom-shape draw:style-name="gr3" draw:text-style-name="P35" xml:id="id4" draw:id="id4" svg:width="5.501cm" svg:height="3.001cm" svg:x="1.7cm" svg:y="11cm"><text:p text:style-name="P34"><text:span text:style-name="T12">Metadata</text:span></text:p><text:p text:style-name="P34"><text:span text:style-name="T12">Content</text:span></text:p><draw:enhanced-geometry svg:viewBox="0 0 21600 21600" draw:type="rectangle" draw:enhanced-path="M 0 0 L 21600 0 21600 21600 0 21600 0 0 Z N"/></draw:custom-shape><draw:custom-shape draw:style-name="gr4" draw:text-style-name="P35" xml:id="id6" draw:id="id6" svg:width="5.501cm" svg:height="2.999cm" svg:x="1.7cm" svg:y="16.501cm"><text:p text:style-name="P34"><text:span text:style-name="T12">Metadata</text:span><text:span text:style-name="T12"><text:line-break/></text:span><text:span text:style-name="T12">Statement</text:span></text:p><draw:enhanced-geometry svg:viewBox="0 0 21600 21600" draw:type="rectangle" draw:enhanced-path="M 0 0 L 21600 0 21600 21600 0 21600 0 0 Z N"/></draw:custom-shape><draw:custom-shape draw:style-name="gr5" draw:text-style-name="P35" xml:id="id1" draw:id="id1" svg:width="5.501cm" svg:height="3.001cm" svg:x="9.2cm" svg:y="5.5cm"><text:p text:style-name="P34"><text:span text:style-name="T12">Mutable</text:span><text:span text:style-name="T12"><text:line-break/></text:span><text:span text:style-name="T12">Metadata</text:span></text:p><draw:enhanced-geometry svg:viewBox="0 0 21600 21600" draw:type="rectangle" draw:enhanced-path="M 0 0 L 21600 0 21600 21600 0 21600 0 0 Z N"/></draw:custom-shape><draw:custom-shape draw:style-name="gr6" draw:text-style-name="P35" xml:id="id5" draw:id="id5" svg:width="5.501cm" svg:height="2.999cm" svg:x="9.2cm" svg:y="16.501cm"><text:p text:style-name="P34"><text:span text:style-name="T12">Mutable</text:span></text:p><text:p text:style-name="P34"><text:span text:style-name="T12">Metadata</text:span></text:p><text:p text:style-name="P34"><text:span text:style-name="T12">Statement</text:span></text:p><draw:enhanced-geometry svg:viewBox="0 0 21600 21600" draw:type="rectangle" draw:enhanced-path="M 0 0 L 21600 0 21600 21600 0 21600 0 0 Z N"/></draw:custom-shape><draw:custom-shape draw:style-name="gr7" draw:text-style-name="P35" xml:id="id3" draw:id="id3" svg:width="5.501cm" svg:height="3.001cm" svg:x="9.2cm" svg:y="11cm"><text:p text:style-name="P34"><text:span text:style-name="T12">Mutable</text:span></text:p><text:p text:style-name="P34"><text:span text:style-name="T12">Metadata</text:span></text:p><text:p text:style-name="P34"><text:span text:style-name="T12">Content</text:span></text:p><draw:enhanced-geometry svg:viewBox="0 0 21600 21600" draw:type="rectangle" draw:enhanced-path="M 0 0 L 21600 0 21600 21600 0 21600 0 0 Z N"/></draw:custom-shape><draw:connector draw:style-name="gr8" draw:text-style-name="P35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35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35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35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35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35" svg:x1="7.2cm" svg:y1="7cm" svg:x2="7.2cm" svg:y2="7cm" draw:start-shape="id2" draw:end-shape="id2" svg:d="M7200-2752z" svg:viewBox="0 0 2 2"><text:p/></draw:connector><draw:line draw:style-name="gr14" draw:text-style-name="P35" svg:x1="2.2cm" svg:y1="3.5cm" svg:x2="2.2cm" svg:y2="5.5cm"><text:p/></draw:line><draw:line draw:style-name="gr15" draw:text-style-name="P35" svg:x1="3.7cm" svg:y1="3.5cm" svg:x2="3.7cm" svg:y2="5.5cm"><text:p/></draw:line><draw:line draw:style-name="gr16" draw:text-style-name="P35" svg:x1="2.2cm" svg:y1="3.5cm" svg:x2="3.7cm" svg:y2="3.5cm"><text:p/></draw:line><draw:line draw:style-name="gr17" draw:text-style-name="P35" svg:x1="5.2cm" svg:y1="3.5cm" svg:x2="5.2cm" svg:y2="5.5cm"><text:p/></draw:line><draw:line draw:style-name="gr18" draw:text-style-name="P35" svg:x1="6.7cm" svg:y1="3.5cm" svg:x2="6.7cm" svg:y2="5.5cm"><text:p/></draw:line><draw:line draw:style-name="gr19" draw:text-style-name="P35" svg:x1="5.2cm" svg:y1="3.5cm" svg:x2="6.7cm" svg:y2="3.5cm"><text:p/></draw:line><draw:frame draw:style-name="gr20" draw:text-style-name="P37" svg:width="1.99cm" svg:height="1.227cm" svg:x="0cm" svg:y="3.5cm"><draw:text-box><text:p text:style-name="P34"><text:span text:style-name="T13">parent/</text:span></text:p><text:p text:style-name="P36"><text:span text:style-name="T13">children</text:span></text:p></draw:text-box></draw:frame><draw:frame draw:style-name="gr21" draw:text-style-name="P38" svg:width="2.557cm" svg:height="0.74cm" svg:x="6.8cm" svg:y="3.701cm"><draw:text-box><text:p text:style-name="P34"><text:span text:style-name="T14">description</text:span></text:p></draw:text-box></draw:frame><draw:frame draw:style-name="gr22" draw:text-style-name="P39" svg:width="1.214cm" svg:height="0.74cm" svg:x="1cm" svg:y="4.775cm"><draw:text-box><text:p text:style-name="P36"><text:span text:style-name="T13">0..1</text:span></text:p></draw:text-box></draw:frame><draw:frame draw:style-name="gr23" draw:text-style-name="P39" svg:width="1.142cm" svg:height="0.74cm" svg:x="2.582cm" svg:y="4.784cm"><draw:text-box><text:p text:style-name="P36"><text:span text:style-name="T13">0..*</text:span></text:p></draw:text-box></draw:frame><draw:frame draw:style-name="gr24" draw:text-style-name="P39" svg:width="1.142cm" svg:height="0.74cm" svg:x="5.2cm" svg:y="4.775cm"><draw:text-box><text:p text:style-name="P36"><text:span text:style-name="T13">0..*</text:span></text:p></draw:text-box></draw:frame><draw:frame draw:style-name="gr25" draw:text-style-name="P39" svg:width="1.214cm" svg:height="0.74cm" svg:x="6.687cm" svg:y="4.775cm"><draw:text-box><text:p text:style-name="P36"><text:span text:style-name="T13">0..1</text:span></text:p></draw:text-box></draw:frame><draw:custom-shape draw:style-name="gr26" draw:text-style-name="P35" xml:id="id8" draw:id="id8" svg:width="5.501cm" svg:height="3.001cm" svg:x="1.7cm" svg:y="0cm"><text:p text:style-name="P34"><text:span text:style-name="T12">Metadata</text:span></text:p><text:p text:style-name="P34"><text:span text:style-name="T12">Inventory</text:span></text:p><draw:enhanced-geometry svg:viewBox="0 0 21600 21600" draw:type="rectangle" draw:enhanced-path="M 0 0 L 21600 0 21600 21600 0 21600 0 0 Z N"/></draw:custom-shape><draw:custom-shape draw:style-name="gr27" draw:text-style-name="P35" xml:id="id7" draw:id="id7" svg:width="5.501cm" svg:height="3.001cm" svg:x="9.2cm" svg:y="0cm"><text:p text:style-name="P34"><text:span text:style-name="T12">Mutable</text:span></text:p><text:p text:style-name="P34"><text:span text:style-name="T12">Metadata</text:span></text:p><text:p text:style-name="P34"><text:span text:style-name="T12">Inventory</text:span></text:p><draw:enhanced-geometry svg:viewBox="0 0 21600 21600" draw:type="rectangle" draw:enhanced-path="M 0 0 L 21600 0 21600 21600 0 21600 0 0 Z N"/></draw:custom-shape><draw:connector draw:style-name="gr28" draw:text-style-name="P35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35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37" svg:width="2.112cm" svg:height="0.74cm" svg:x="2.247cm" svg:y="9.275cm"><draw:text-box><text:p text:style-name="P34"><text:span text:style-name="T13">contents</text:span></text:p></draw:text-box></draw:frame><draw:frame draw:style-name="gr31" draw:text-style-name="P37" svg:width="2.587cm" svg:height="0.74cm" svg:x="1.799cm" svg:y="14.776cm"><draw:text-box><text:p text:style-name="P34"><text:span text:style-name="T13">statements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3d0e7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Developer Manual</text:span><text:tab/><text:span text:style-name="MT1">1.0</text:span></text:p>
      </style:header>
      <style:footer>
        <text:p text:style-name="MP2"><text:tab/><text:span text:style-name="MT2"><text:page-number text:select-page="current">6</text:page-number></text:span><text:span text:style-name="MT2"> </text:span><text:span text:style-name="MT3">of </text:span><text:span text:style-name="MT3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5M36S</meta:editing-duration>
    <meta:editing-cycles>57</meta:editing-cycles>
    <meta:generator>LibreOffice/4.3.4.1$Linux_X86_64 LibreOffice_project/430$Build-1</meta:generator>
    <dc:date>2014-12-26T22:10:33.319312410</dc:date>
    <meta:document-statistic meta:table-count="2" meta:image-count="0" meta:object-count="0" meta:page-count="6" meta:paragraph-count="82" meta:word-count="296" meta:character-count="2217" meta:non-whitespace-character-count="2003"/>
    <meta:user-defined meta:name="Info 1"/>
    <meta:user-defined meta:name="Info 2"/>
    <meta:user-defined meta:name="Info 3"/>
    <meta:user-defined meta:name="Info 4"/>
  </office:meta>
</office:document-meta>
</file>